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715380" table:style-name="ce3">
            <text:p>71538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olice &amp; Crime Panel</text:p>
            <text:p>Youth Concern</text:p>
          </table:table-cell>
          <table:table-cell office:value-type="date" office:date-value="2024-03-15T00:00:00" table:style-name="ce5">
            <text:p>15-Mar-24</text:p>
          </table:table-cell>
          <table:table-cell office:value-type="string" table:style-name="ce6">
            <text:p>Out of Force</text:p>
          </table:table-cell>
          <table:table-cell office:value-type="float" office:value="2.95" table:style-name="ce7">
            <text:p>2.95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" table:style-name="ce8">
            <text:p>5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15382" table:style-name="ce3">
            <text:p>71538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merIndis meeting</text:p>
          </table:table-cell>
          <table:table-cell office:value-type="date" office:date-value="2024-03-18T00:00:00" table:style-name="ce5">
            <text:p>18-Mar-24</text:p>
          </table:table-cell>
          <table:table-cell office:value-type="string" table:style-name="ce6">
            <text:p>Out of Force</text:p>
          </table:table-cell>
          <table:table-cell office:value-type="float" office:value="1.1499999999999999" table:style-name="ce7">
            <text:p>1.15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" table:style-name="ce8">
            <text:p>5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4">
          <table:table-cell office:value-type="float" office:value="715383" table:style-name="ce3">
            <text:p>71538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endover</text:p>
            <text:p>Edge Housing</text:p>
            <text:p>Berkshire Community Foundation</text:p>
          </table:table-cell>
          <table:table-cell office:value-type="date" office:date-value="2024-03-19T00:00:00" table:style-name="ce5">
            <text:p>19-Mar-24</text:p>
          </table:table-cell>
          <table:table-cell office:value-type="string" table:style-name="ce6">
            <text:p>Out of Force</text:p>
          </table:table-cell>
          <table:table-cell office:value-type="float" office:value="0.2" table:style-name="ce7">
            <text:p>0.2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" table:style-name="ce8">
            <text:p>5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15386" table:style-name="ce3">
            <text:p>71538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xon High Sheriff</text:p>
          </table:table-cell>
          <table:table-cell office:value-type="date" office:date-value="2024-03-27T00:00:00" table:style-name="ce5">
            <text:p>27-Mar-24</text:p>
          </table:table-cell>
          <table:table-cell office:value-type="string" table:style-name="ce6">
            <text:p>Out of Force</text:p>
          </table:table-cell>
          <table:table-cell office:value-type="float" office:value="13" table:style-name="ce7">
            <text:p>13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" table:style-name="ce8">
            <text:p>5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5">
          <table:table-cell office:value-type="float" office:value="715389" table:style-name="ce3">
            <text:p>71538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rks High Sheriff</text:p>
            <text:p>Newbury PS - Shoplifting</text:p>
          </table:table-cell>
          <table:table-cell office:value-type="date" office:date-value="2024-04-05T00:00:00" table:style-name="ce5">
            <text:p>05-Apr-24</text:p>
          </table:table-cell>
          <table:table-cell office:value-type="string" table:style-name="ce6">
            <text:p>Out of Force</text:p>
          </table:table-cell>
          <table:table-cell office:value-type="float" office:value="8.9" table:style-name="ce7">
            <text:p>8.9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ut of Force Meeting</text:p>
          </table:table-cell>
          <table:table-cell office:value-type="string" table:style-name="ce6">
            <text:p>Paid</text:p>
          </table:table-cell>
          <table:table-cell office:value-type="float" office:value="5" table:style-name="ce8">
            <text:p>5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05-14T11:29:48Z</meta:creation-date>
    <dc:date>2024-05-15T14:48:14Z</dc:date>
    <meta:print-date>2024-05-15T14:47:26Z</meta:print-date>
  </office:meta>
</office:document-meta>
</file>